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屏東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屏東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屏東縣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1281" calcext:value-type="float">
            <text:p>11,28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902" calcext:value-type="float">
            <text:p>4,902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3288" calcext:value-type="float">
            <text:p>13,288</text:p>
          </table:table-cell>
          <table:table-cell table:style-name="ce3" office:value-type="float" office:value="31488" calcext:value-type="float">
            <text:p>31,488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1872" calcext:value-type="float">
            <text:p>31,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72" calcext:value-type="float">
            <text:p>31,872</text:p>
          </table:table-cell>
          <table:table-cell table:style-name="ce3" office:value-type="float" office:value="12167" calcext:value-type="float">
            <text:p>12,167</text:p>
          </table:table-cell>
          <table:table-cell table:style-name="ce3" office:value-type="float" office:value="44039" calcext:value-type="float">
            <text:p>44,039</text:p>
          </table:table-cell>
          <table:table-cell table:style-name="ce4" office:value-type="string" calcext:value-type="string">
            <text:p>72.3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里港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5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塔樓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潮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平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春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春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過江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鐵店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載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土庫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廍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瀰力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高樹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38" calcext:value-type="float">
            <text:p>138</text:p>
          </table:table-cell>
          <table:table-cell table:style-name="ce4" office:value-type="string" calcext:value-type="string">
            <text:p>65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樹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45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榮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振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源泉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興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菜寮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司馬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寮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山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華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庄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子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鹽樹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三地門鄉</text:p>
          </table:table-cell>
          <table:table-cell table:style-name="ce2"/>
          <table:table-cell table:number-columns-repeated="2" table:style-name="ce3" office:value-type="float" office:value="41" calcext:value-type="float">
            <text:p>41</text:p>
          </table:table-cell>
          <table:table-cell table:style-name="ce3" office:value-type="float" office:value="1738" calcext:value-type="float">
            <text:p>1,73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4449" calcext:value-type="float">
            <text:p>4,44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507" calcext:value-type="float">
            <text:p>4,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7" calcext:value-type="float">
            <text:p>4,507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5985" calcext:value-type="float">
            <text:p>5,985</text:p>
          </table:table-cell>
          <table:table-cell table:style-name="ce4" office:value-type="string" calcext:value-type="string">
            <text:p>75.3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社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24" calcext:value-type="float">
            <text:p>624</text:p>
          </table:table-cell>
          <table:table-cell table:style-name="ce4" office:value-type="string" calcext:value-type="string">
            <text:p>75.3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文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51" calcext:value-type="float">
            <text:p>551</text:p>
          </table:table-cell>
          <table:table-cell table:style-name="ce4" office:value-type="string" calcext:value-type="string">
            <text:p>72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達來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22" calcext:value-type="float">
            <text:p>322</text:p>
          </table:table-cell>
          <table:table-cell table:style-name="ce4" office:value-type="string" calcext:value-type="string">
            <text:p>69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地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344" calcext:value-type="float">
            <text:p>1,344</text:p>
          </table:table-cell>
          <table:table-cell table:style-name="ce4" office:value-type="string" calcext:value-type="string">
            <text:p>80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賽嘉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9.5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口社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77.7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馬兒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16" calcext:value-type="float">
            <text:p>316</text:p>
          </table:table-cell>
          <table:table-cell table:style-name="ce4" office:value-type="string" calcext:value-type="string">
            <text:p>77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坡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24" calcext:value-type="float">
            <text:p>424</text:p>
          </table:table-cell>
          <table:table-cell table:style-name="ce4" office:value-type="string" calcext:value-type="string">
            <text:p>7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山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73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75.4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霧臺鄉</text:p>
          </table:table-cell>
          <table:table-cell table:style-name="ce2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731" calcext:value-type="float">
            <text:p>2,731</text:p>
          </table:table-cell>
          <table:table-cell table:style-name="ce4" office:value-type="string" calcext:value-type="string">
            <text:p>78.5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霧台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7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露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3" calcext:value-type="float">
            <text:p>163</text:p>
          </table:table-cell>
          <table:table-cell table:style-name="ce4" office:value-type="string" calcext:value-type="string">
            <text:p>81.6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阿禮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string" calcext:value-type="string">
            <text:p>7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好茶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0" calcext:value-type="float">
            <text:p>19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48" calcext:value-type="float">
            <text:p>448</text:p>
          </table:table-cell>
          <table:table-cell table:style-name="ce4" office:value-type="string" calcext:value-type="string">
            <text:p>86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佳暮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50" calcext:value-type="float">
            <text:p>350</text:p>
          </table:table-cell>
          <table:table-cell table:style-name="ce4" office:value-type="string" calcext:value-type="string">
            <text:p>78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武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18" calcext:value-type="float">
            <text:p>418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瑪家鄉</text:p>
          </table:table-cell>
          <table:table-cell table:style-name="ce2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4053" calcext:value-type="float">
            <text:p>4,05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082" calcext:value-type="float">
            <text:p>4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2" calcext:value-type="float">
            <text:p>4,082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5290" calcext:value-type="float">
            <text:p>5,290</text:p>
          </table:table-cell>
          <table:table-cell table:style-name="ce4" office:value-type="string" calcext:value-type="string">
            <text:p>77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瑪家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36" calcext:value-type="float">
            <text:p>436</text:p>
          </table:table-cell>
          <table:table-cell table:style-name="ce4" office:value-type="string" calcext:value-type="string">
            <text:p>79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葉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722" calcext:value-type="float">
            <text:p>722</text:p>
          </table:table-cell>
          <table:table-cell table:style-name="ce4" office:value-type="string" calcext:value-type="string">
            <text:p>77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00" calcext:value-type="float">
            <text:p>9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920" calcext:value-type="float">
            <text:p>1,920</text:p>
          </table:table-cell>
          <table:table-cell table:style-name="ce4" office:value-type="string" calcext:value-type="string">
            <text:p>77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凉山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2.9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佳義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78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排灣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79.8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九如鄉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1" calcext:value-type="float">
            <text:p>91</text:p>
          </table:table-cell>
          <table:table-cell table:style-name="ce4" office:value-type="string" calcext:value-type="string">
            <text:p>67.0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九清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九塊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九明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坵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水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塊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耆老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庄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洽興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鹽埔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54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鹽北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鹽中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鹽南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仕絨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朗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久愛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圍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二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彭厝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洛陽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隆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長治鄉</text:p>
          </table:table-cell>
          <table:table-cell table:style-name="ce2"/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35" calcext:value-type="float">
            <text:p>435</text:p>
          </table:table-cell>
          <table:table-cell table:style-name="ce4" office:value-type="string" calcext:value-type="string">
            <text:p>70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進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5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潭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72.3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72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香楊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73.5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8.2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上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榮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成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協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繁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繁榮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繁隆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繁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1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榮華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2" calcext:value-type="float">
            <text:p>132</text:p>
          </table:table-cell>
          <table:table-cell table:style-name="ce4" office:value-type="string" calcext:value-type="string">
            <text:p>82.5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麟洛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7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田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麟頂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麟蹄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麟趾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中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心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道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屏東市</text:p>
          </table:table-cell>
          <table:table-cell table:style-name="ce2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855" calcext:value-type="float">
            <text:p>1,85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82" calcext:value-type="float">
            <text:p>1,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2" calcext:value-type="float">
            <text:p>1,882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714" calcext:value-type="float">
            <text:p>2,714</text:p>
          </table:table-cell>
          <table:table-cell table:style-name="ce4" office:value-type="string" calcext:value-type="string">
            <text:p>69.3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楠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橋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橋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連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6" calcext:value-type="float">
            <text:p>96</text:p>
          </table:table-cell>
          <table:table-cell table:style-name="ce4" office:value-type="string" calcext:value-type="string">
            <text:p>80.2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6" calcext:value-type="float">
            <text:p>146</text:p>
          </table:table-cell>
          <table:table-cell table:style-name="ce4" office:value-type="string" calcext:value-type="string">
            <text:p>77.4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62.3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源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9.7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96" calcext:value-type="float">
            <text:p>196</text:p>
          </table:table-cell>
          <table:table-cell table:style-name="ce4" office:value-type="string" calcext:value-type="string">
            <text:p>74.4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西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歸心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溪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武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55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武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45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前進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9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43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63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洲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館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84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7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宅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成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厚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2.6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勇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66.0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陽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2" calcext:value-type="float">
            <text:p>182</text:p>
          </table:table-cell>
          <table:table-cell table:style-name="ce4" office:value-type="string" calcext:value-type="string">
            <text:p>76.3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66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墘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42" calcext:value-type="float">
            <text:p>142</text:p>
          </table:table-cell>
          <table:table-cell table:style-name="ce4" office:value-type="string" calcext:value-type="string">
            <text:p>66.2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5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空翔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68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9" calcext:value-type="float">
            <text:p>99</text:p>
          </table:table-cell>
          <table:table-cell table:style-name="ce4" office:value-type="string" calcext:value-type="string">
            <text:p>68.6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斯文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79" calcext:value-type="float">
            <text:p>179</text:p>
          </table:table-cell>
          <table:table-cell table:style-name="ce4" office:value-type="string" calcext:value-type="string">
            <text:p>73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溝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4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70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3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67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山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豐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內埔鄉</text:p>
          </table:table-cell>
          <table:table-cell table:style-name="ce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65.9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string" calcext:value-type="string">
            <text:p>55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田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南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亭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2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6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豐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田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2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勢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片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樹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老埤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林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60" calcext:value-type="float">
            <text:p>260</text:p>
          </table:table-cell>
          <table:table-cell table:style-name="ce4" office:value-type="string" calcext:value-type="string">
            <text:p>70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新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string" calcext:value-type="string">
            <text:p>66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黎明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string" calcext:value-type="string">
            <text:p>61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隘寮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7" calcext:value-type="float">
            <text:p>127</text:p>
          </table:table-cell>
          <table:table-cell table:style-name="ce4" office:value-type="string" calcext:value-type="string">
            <text:p>59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門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2" calcext:value-type="float">
            <text:p>142</text:p>
          </table:table-cell>
          <table:table-cell table:style-name="ce4" office:value-type="string" calcext:value-type="string">
            <text:p>76.7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萬丹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30" calcext:value-type="float">
            <text:p>130</text:p>
          </table:table-cell>
          <table:table-cell table:style-name="ce4" office:value-type="string" calcext:value-type="string">
            <text:p>5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香社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鐘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仙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全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甘棠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惠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生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厝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維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頂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厦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厦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村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內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村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加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磚寮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皮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中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上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安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47.3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泰武鄉</text:p>
          </table:table-cell>
          <table:table-cell table:style-name="ce2"/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3075" calcext:value-type="float">
            <text:p>3,07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04" calcext:value-type="float">
            <text:p>3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4" calcext:value-type="float">
            <text:p>3,104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4048" calcext:value-type="float">
            <text:p>4,048</text:p>
          </table:table-cell>
          <table:table-cell table:style-name="ce4" office:value-type="string" calcext:value-type="string">
            <text:p>76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佳平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79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潭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6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571" calcext:value-type="float">
            <text:p>571</text:p>
          </table:table-cell>
          <table:table-cell table:style-name="ce4" office:value-type="string" calcext:value-type="string">
            <text:p>79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90" calcext:value-type="float">
            <text:p>690</text:p>
          </table:table-cell>
          <table:table-cell table:style-name="ce4" office:value-type="string" calcext:value-type="string">
            <text:p>7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佳興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80" calcext:value-type="float">
            <text:p>380</text:p>
          </table:table-cell>
          <table:table-cell table:style-name="ce4" office:value-type="string" calcext:value-type="string">
            <text:p>67.3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武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4" calcext:value-type="float">
            <text:p>2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76.2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竹田鄉</text:p>
          </table:table-cell>
          <table:table-cell table:style-name="ce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8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田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糶糴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履豐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崙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崙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崙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勢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田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巷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泗洲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明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萬巒鄉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39" calcext:value-type="float">
            <text:p>639</text:p>
          </table:table-cell>
          <table:table-cell table:style-name="ce4" office:value-type="string" calcext:value-type="string">
            <text:p>68.3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巒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寮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硫黃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泗溝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溝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德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84" calcext:value-type="float">
            <text:p>184</text:p>
          </table:table-cell>
          <table:table-cell table:style-name="ce4" office:value-type="string" calcext:value-type="string">
            <text:p>71.2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赤山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68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金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佳佐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佳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68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置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5" calcext:value-type="float">
            <text:p>145</text:p>
          </table:table-cell>
          <table:table-cell table:style-name="ce4" office:value-type="string" calcext:value-type="string">
            <text:p>76.5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潮州鎮</text:p>
          </table:table-cell>
          <table:table-cell table:style-name="ce2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494" calcext:value-type="float">
            <text:p>1,494</text:p>
          </table:table-cell>
          <table:table-cell table:style-name="ce4" office:value-type="string" calcext:value-type="string">
            <text:p>72.0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潮州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8" calcext:value-type="float">
            <text:p>218</text:p>
          </table:table-cell>
          <table:table-cell table:style-name="ce4" office:value-type="string" calcext:value-type="string">
            <text:p>6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彭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星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99" calcext:value-type="float">
            <text:p>399</text:p>
          </table:table-cell>
          <table:table-cell table:style-name="ce4" office:value-type="string" calcext:value-type="string">
            <text:p>74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共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5" calcext:value-type="float">
            <text:p>205</text:p>
          </table:table-cell>
          <table:table-cell table:style-name="ce4" office:value-type="string" calcext:value-type="string">
            <text:p>80.9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72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九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8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蓬萊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71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八爺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07" calcext:value-type="float">
            <text:p>207</text:p>
          </table:table-cell>
          <table:table-cell table:style-name="ce4" office:value-type="string" calcext:value-type="string">
            <text:p>68.1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春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64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春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檨子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泗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81.5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春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新園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仙吉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墘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庄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東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園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烏龍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龍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洲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龍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房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鹽埔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崁頂鄉</text:p>
          </table:table-cell>
          <table:table-cell table:style-name="ce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1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園寮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力社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圍內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洲子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勢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越溪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東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南州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七塊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華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米崙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壽元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新埤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61.0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埤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3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功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打鐵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豐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隆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70.3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餉潭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箕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6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來義鄉</text:p>
          </table:table-cell>
          <table:table-cell table:style-name="ce2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4342" calcext:value-type="float">
            <text:p>4,34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378" calcext:value-type="float">
            <text:p>4,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8" calcext:value-type="float">
            <text:p>4,378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5834" calcext:value-type="float">
            <text:p>5,834</text:p>
          </table:table-cell>
          <table:table-cell table:style-name="ce4" office:value-type="string" calcext:value-type="string">
            <text:p>75.0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來義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75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林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76.3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丹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79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古樓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71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樂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3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望嘉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7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74.3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東港鎮</text:p>
          </table:table-cell>
          <table:table-cell table:style-name="ce2"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string" calcext:value-type="string">
            <text:p>64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勝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關帝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朝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隆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盛漁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漁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蓮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津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船頭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共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林邊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72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邊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林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厝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崎峯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利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安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佳冬鄉</text:p>
          </table:table-cell>
          <table:table-cell table:style-name="ce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佳冬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根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賴家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建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光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光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昌隆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隆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羌園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燄溫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塭豐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枋寮鄉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46" calcext:value-type="float">
            <text:p>446</text:p>
          </table:table-cell>
          <table:table-cell table:style-name="ce4" office:value-type="string" calcext:value-type="string">
            <text:p>62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枋寮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43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龍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63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生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樂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隆山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3" calcext:value-type="float">
            <text:p>143</text:p>
          </table:table-cell>
          <table:table-cell table:style-name="ce4" office:value-type="string" calcext:value-type="string">
            <text:p>59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天時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地利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寮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開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79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海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源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春日鄉</text:p>
          </table:table-cell>
          <table:table-cell table:style-name="ce2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479" calcext:value-type="float">
            <text:p>2,47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3615" calcext:value-type="float">
            <text:p>3,615</text:p>
          </table:table-cell>
          <table:table-cell table:style-name="ce4" office:value-type="string" calcext:value-type="string">
            <text:p>69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春日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66.6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古華村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56" calcext:value-type="float">
            <text:p>15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70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士文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string" calcext:value-type="string">
            <text:p>62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七佳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71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歸崇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71.1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力里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46" calcext:value-type="float">
            <text:p>446</text:p>
          </table:table-cell>
          <table:table-cell table:style-name="ce4" office:value-type="string" calcext:value-type="string">
            <text:p>75.3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枋山鄉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3" calcext:value-type="float">
            <text:p>113</text:p>
          </table:table-cell>
          <table:table-cell table:style-name="ce4" office:value-type="string" calcext:value-type="string">
            <text:p>59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枋山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5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加祿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楓港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善餘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41.1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獅子鄉</text:p>
          </table:table-cell>
          <table:table-cell table:style-name="ce2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2600" calcext:value-type="float">
            <text:p>2,60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28" calcext:value-type="float">
            <text:p>2,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8" calcext:value-type="float">
            <text:p>2,628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3769" calcext:value-type="float">
            <text:p>3,769</text:p>
          </table:table-cell>
          <table:table-cell table:style-name="ce4" office:value-type="string" calcext:value-type="string">
            <text:p>69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文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7" calcext:value-type="float">
            <text:p>217</text:p>
          </table:table-cell>
          <table:table-cell table:style-name="ce4" office:value-type="string" calcext:value-type="string">
            <text:p>67.7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草埔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8" calcext:value-type="float">
            <text:p>1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70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丹路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67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楓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37" calcext:value-type="float">
            <text:p>637</text:p>
          </table:table-cell>
          <table:table-cell table:style-name="ce4" office:value-type="string" calcext:value-type="string">
            <text:p>67.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坑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string" calcext:value-type="string">
            <text:p>71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獅子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1" calcext:value-type="float">
            <text:p>1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67" calcext:value-type="float">
            <text:p>467</text:p>
          </table:table-cell>
          <table:table-cell table:style-name="ce4" office:value-type="string" calcext:value-type="string">
            <text:p>65.3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獅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88" calcext:value-type="float">
            <text:p>588</text:p>
          </table:table-cell>
          <table:table-cell table:style-name="ce4" office:value-type="string" calcext:value-type="string">
            <text:p>7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世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48" calcext:value-type="float">
            <text:p>348</text:p>
          </table:table-cell>
          <table:table-cell table:style-name="ce4" office:value-type="string" calcext:value-type="string">
            <text:p>76.4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牡丹鄉</text:p>
          </table:table-cell>
          <table:table-cell table:style-name="ce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3624" calcext:value-type="float">
            <text:p>3,624</text:p>
          </table:table-cell>
          <table:table-cell table:style-name="ce4" office:value-type="string" calcext:value-type="string">
            <text:p>65.5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67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牡丹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02" calcext:value-type="float">
            <text:p>602</text:p>
          </table:table-cell>
          <table:table-cell table:style-name="ce4" office:value-type="string" calcext:value-type="string">
            <text:p>68.7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源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09" calcext:value-type="float">
            <text:p>409</text:p>
          </table:table-cell>
          <table:table-cell table:style-name="ce4" office:value-type="string" calcext:value-type="string">
            <text:p>67.2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旭海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59" calcext:value-type="float">
            <text:p>259</text:p>
          </table:table-cell>
          <table:table-cell table:style-name="ce4" office:value-type="string" calcext:value-type="string">
            <text:p>63.3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士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65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74" calcext:value-type="float">
            <text:p>474</text:p>
          </table:table-cell>
          <table:table-cell table:style-name="ce4" office:value-type="string" calcext:value-type="string">
            <text:p>55.7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車城鄉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1" calcext:value-type="float">
            <text:p>111</text:p>
          </table:table-cell>
          <table:table-cell table:style-name="ce4" office:value-type="string" calcext:value-type="string">
            <text:p>63.9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口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中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3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統埔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溫泉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力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墘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射寮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灣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滿州鄉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59.3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滿州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2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里德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响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靖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樂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60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九棚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70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仔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恆春鎮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92" calcext:value-type="float">
            <text:p>292</text:p>
          </table:table-cell>
          <table:table-cell table:style-name="ce4" office:value-type="string" calcext:value-type="string">
            <text:p>57.5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53.6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4.0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網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52.6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壽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茄湖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溝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溝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海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54.7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灣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墾丁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鵝鑾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琉球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84.2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本福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福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漁福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福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福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天福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福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杉福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 table:number-rows-repeated="10480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屏東縣" style:display-name="PageStyle_屏東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31</meta:creation-date>
    <meta:initial-creator>Apache POI</meta:initial-creator>
    <meta:generator>LibreOffice/6.0.7.3$Linux_X86_64 LibreOffice_project/00m0$Build-3</meta:generator>
    <meta:document-statistic meta:table-count="1" meta:cell-count="9085" meta:object-count="0"/>
  </office:meta>
</office:document-meta>
</file>